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left="0.4925in" fo:margin-right="0in" fo:text-indent="0in" style:auto-text-indent="false"/>
    </style:style>
    <style:style style:name="P4" style:family="paragraph" style:parent-style-name="Text_20_body">
      <style:paragraph-properties fo:margin-left="0in" fo:margin-right="0in" fo:text-indent="0in" style:auto-text-indent="false"/>
    </style:style>
    <style:style style:name="P5" style:family="paragraph" style:parent-style-name="Text_20_body" style:list-style-name="L1">
      <style:paragraph-properties fo:margin-left="0in" fo:margin-right="0in" fo:text-indent="0in" style:auto-text-indent="false"/>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stalling, building and running the bedework quickstart.</text:h>
      <text:p text:style-name="Text_20_body">Note: this is only a draft. If this were a real document it would read something like the following text.</text:p>
      <text:h text:style-name="Heading_20_2" text:outline-level="2">Components</text:h>
      <text:p text:style-name="Text_20_body">The system is packaged as a quickstart containing the following components</text:p>
      <text:list text:style-name="L1">
        <text:list-item>
          <text:p text:style-name="P1">Hsqldb database server</text:p>
        </text:list-item>
        <text:list-item>
          <text:p text:style-name="P1">Apache directory server</text:p>
        </text:list-item>
        <text:list-item>
          <text:p text:style-name="P1">Apache Tomcat Java servlet container with the following deployed applications</text:p>
        </text:list-item>
        <text:list-item>
          <text:p text:style-name="P3">Timezones server</text:p>
        </text:list-item>
        <text:list-item>
          <text:p text:style-name="P3">CardDAV server</text:p>
        </text:list-item>
        <text:list-item>
          <text:p text:style-name="P3">Personal (authenticated) calendar web client</text:p>
        </text:list-item>
        <text:list-item>
          <text:p text:style-name="P3">Public (unauthenticated) calendar web client</text:p>
        </text:list-item>
        <text:list-item>
          <text:p text:style-name="P3">Personal (authenticated) CalDAV server</text:p>
        </text:list-item>
        <text:list-item>
          <text:p text:style-name="P3">Public (unauthenticated) CalDAV server</text:p>
        </text:list-item>
        <text:list-item>
          <text:p text:style-name="P3">Public events administrative web client</text:p>
        </text:list-item>
        <text:list-item>
          <text:p text:style-name="P5">Build scripts to install, configure and build the system.</text:p>
        </text:list-item>
      </text:list>
      <text:p text:style-name="P4">The packaging is intended to provide an example of a near production configuration with LDAP authentication, address books and multiple services.</text:p>
      <text:h text:style-name="Heading_20_3" text:outline-level="3">The directory server</text:h>
      <text:p text:style-name="Text_20_body">This provides authentication for tomcat as well as a directory of users for use by the CardDAV server. In time we will provide examples of room and resource information as well as people directories. With this release we are making only minimal use of the directory.</text:p>
      <text:h text:style-name="Heading_20_3" text:outline-level="3">Timezones server</text:h>
      <text:p text:style-name="Text_20_body">Timezones are now stored in a separate server which is contacted by the bedework system over http. This server must be deployed and running for the bedework system to function. In time this may be replaced by a global timezone service.</text:p>
      <text:h text:style-name="Heading_20_3" text:outline-level="3">CardDAV server.</text:h>
      <text:p text:style-name="Text_20_body">This provides Vcard information and an implementation of address books for use by bedework. It will also provide those services for other systems, for example mail clients, providing a centralized address book service.</text:p>
      <text:h text:style-name="Heading_20_1" text:outline-level="1">Unpacking and running the quickstart</text:h>
      <text:p text:style-name="Text_20_body">To run the system as supplied, just unzip the quickstart zip file. cd into the directory then:</text:p>
      <text:p text:style-name="Preformatted_20_Text">./bw start</text:p>
      <text:p text:style-name="Text_20_body"><text:soft-page-break/>All the services should start and you should be able to access the web clients at</text:p>
      <text:p text:style-name="Preformatted_20_Text">http://localhost:8080/caladmin</text:p>
      <text:p text:style-name="Preformatted_20_Text">http://localhost:8080/cal</text:p>
      <text:p text:style-name="Preformatted_20_Text">http://localhost:8080/ucal</text:p>
      <text:p text:style-name="Text_20_body">for the web administrative application, the public events client and the personal client respectively.</text:p>
      <text:p text:style-name="Text_20_body">The CalDAV service for personal calendaring is available at</text:p>
      <text:p text:style-name="Preformatted_20_Text">http://localhost:8080/ucaldav</text:p>
      <text:p text:style-name="Text_20_body">The url for the calendar user home, required by mulberry and Apple ical is for example</text:p>
      <text:p text:style-name="Preformatted_20_Text">/ucaldav/user/testuser01</text:p>
      <text:p text:style-name="Text_20_body">for user jsmith. For lightning the url of a calendar collection must be supplied. The default calendar for the above user is </text:p>
      <text:p text:style-name="Preformatted_20_Text">/ucaldav/user/testuser02/calendar</text:p>
      <text:h text:style-name="Heading_20_3" text:outline-level="3">Adding users to the quickstart</text:h>
      <text:p text:style-name="Text_20_body">Use the bwadduser script in the quickstart directory. For example:</text:p>
      <text:p text:style-name="Preformatted_20_Text">./bwadduser jsmith John Smith jsmith@mysite.edu</text:p>
      <text:h text:style-name="Heading_20_1" text:outline-level="1">Installing.</text:h>
      <text:list text:style-name="L2">
        <text:list-item>
          <text:p text:style-name="P2">cd into the unpacked quickstart.</text:p>
        </text:list-item>
        <text:list-item>
          <text:p text:style-name="P2">Set JAVA_HOME to at least a late release of Java 5.</text:p>
        </text:list-item>
        <text:list-item>
          <text:p text:style-name="P2">./bwinstall</text:p>
        </text:list-item>
      </text:list>
      <text:p text:style-name="Text_20_body">The script will require some information and will then copy files allowing you to configure and build versions of bedework. The first step will be to copy a directory <text:span text:style-name="T1">bwbuild</text:span> into your home directory. Thsi directory contains a number of configurations and the intent is that you add configurations or update the existing configurations to correspond to your organizations needs.</text:p>
      <text:p text:style-name="Text_20_body">The script will then get enough information to create a super user. It requires the super user account, first name, last name, email and password. This user will be added to a new version of the </text:p>
      <text:p text:style-name="Text_20_body">It will then invoke the dump/restore program to build a new, empty system with a single super user.</text:p>
      <text:p text:style-name="Text_20_body">Log on as that user to the admin client to build your public events 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style:page-number="auto"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left="0.2in" fo:margin-right="0in" fo:margin-top="0in" fo:margin-bottom="0.0402in" fo:text-indent="0in" style:auto-text-indent="false"/>
      <style:text-properties style:font-name="DejaVu Sans Mono" fo:font-size="10pt" fo:font-weight="bold" style:font-name-asian="DejaVu Sans Mono" style:font-size-asian="10pt" style:font-name-complex="DejaVu Sans Mono"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Mike Douglass</meta:initial-creator>
    <meta:creation-date>2009-01-27T22:18:16</meta:creation-date>
    <dc:creator>Mike Douglass</dc:creator>
    <dc:date>2009-01-28T00:42:49</dc:date>
    <meta:editing-cycles>5</meta:editing-cycles>
    <meta:editing-duration>PT2H24M34S</meta:editing-duration>
    <meta:user-defined meta:name="Info 1"/>
    <meta:user-defined meta:name="Info 2"/>
    <meta:user-defined meta:name="Info 3"/>
    <meta:user-defined meta:name="Info 4"/>
    <meta:document-statistic meta:table-count="0" meta:image-count="0" meta:object-count="0" meta:page-count="2" meta:paragraph-count="47" meta:word-count="533" meta:character-count="3328"/>
  </office:meta>
</office:document-meta>
</file>